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860000028020FE4C5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9.4252in" svg:height="6.6866in" draw:z-index="0"><draw:image xlink:href="Pictures/10000201000003860000028020FE4C5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Ackermann</meta:initial-creator>
    <meta:creation-date>2013-07-30T09:21:41</meta:creation-date>
    <dc:date>2013-07-30T09:25:16</dc:date>
    <dc:creator>Robert Ackermann</dc:creator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3.5$Linux_x86 LibreOffice_project/350m1$Build-2</meta:generator>
  </office:meta>
</office:document-meta>
</file>